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age indices</text:p>
          </table:table-cell>
          <table:table-cell office:value-type="string" calcext:value-type="string">
            <text:p>real depth(m)</text:p>
          </table:table-cell>
          <table:table-cell office:value-type="string" calcext:value-type="string">
            <text:p>height of fire(cm)</text:p>
          </table:table-cell>
          <table:table-cell/>
        </table:table-row>
        <table:table-row table:style-name="ro1">
          <table:table-cell office:value-type="string" calcext:value-type="string">
            <text:p>0 – 2</text:p>
          </table:table-cell>
          <table:table-cell office:value-type="float" office:value="2" calcext:value-type="float">
            <text:p>2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string" calcext:value-type="string">
            <text:p>3 – 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0 – 2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22 – 37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38 – 5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50 – 6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67 – 9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98 – 1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14 – 1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38 – 15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152 – 18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84 – 20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10 – 2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cluded humans and moose stuffy</text:p>
          </table:table-cell>
        </table:table-row>
        <table:table-row table:style-name="ro1">
          <table:table-cell office:value-type="string" calcext:value-type="string">
            <text:p>227 – 24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47 – 27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76 – 28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85 – 29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291 – 31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314 – 32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329 – 34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346 – 35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ok some pictures without one of the filters</text:p>
          </table:table-cell>
        </table:table-row>
        <table:table-row table:style-name="ro1">
          <table:table-cell office:value-type="string" calcext:value-type="string">
            <text:p>360 – 37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376 – 38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389 – 398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399 – 40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410 – 422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423 – 43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438 – 45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460 – 477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478 – 5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 and 18</text:p>
          </table:table-cell>
          <table:table-cell/>
        </table:table-row>
        <table:table-row table:style-name="ro1">
          <table:table-cell office:value-type="string" calcext:value-type="string">
            <text:p>507 – e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– 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00-00-00</text:date>, <text:time style:data-style-name="N2" text:time-value="20:10:01.883808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3:37:47.195251973</meta:creation-date>
    <dc:date>2019-04-27T20:14:12.935587324</dc:date>
    <meta:editing-duration>PT50M2S</meta:editing-duration>
    <meta:editing-cycles>4</meta:editing-cycles>
    <meta:generator>LibreOffice/6.0.7.3$Linux_X86_64 LibreOffice_project/00m0$Build-3</meta:generator>
    <meta:document-statistic meta:table-count="1" meta:cell-count="98" meta:object-count="0"/>
  </office:meta>
</office:document-meta>
</file>